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10000002B91BC5438.gif"/>
  <manifest:file-entry manifest:media-type="image/jpeg" manifest:full-path="Pictures/100000000000005F0000005F02142A5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fill-color="#ffffff" fo:min-height="3.006cm"/>
    </style:style>
    <style:style style:name="pr2" style:family="presentation" style:parent-style-name="Predeterminado-notes">
      <style:graphic-properties draw:fill-color="#ffffff" draw:auto-grow-height="true" fo:min-height="11.41cm"/>
    </style:style>
    <style:style style:name="pr3" style:family="presentation" style:parent-style-name="Predeterminado-title">
      <style:graphic-properties draw:fill-color="#ffffff" draw:auto-grow-height="true" fo:min-height="3.006cm"/>
    </style:style>
    <style:style style:name="pr4" style:family="presentation" style:parent-style-name="Predeterminado-subtitle">
      <style:graphic-properties draw:fill-color="#ffffff" draw:auto-grow-height="true" fo:min-height="11.34cm"/>
    </style:style>
    <style:style style:name="pr5" style:family="presentation" style:parent-style-name="Predeterminado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draw:id="id1">
        <draw:frame presentation:style-name="pr1" draw:layer="layout" svg:width="23.056cm" svg:height="5.641cm" svg:x="1.972cm" svg:y="6.18cm" presentation:class="title" presentation:user-transformed="true">
          <draw:text-box>
            <text:p text:style-name="P1">Creación de Redes Neuronales Evolutivas Mediante Algoritmos Constructivos. Coconet</text:p>
          </draw:text-box>
        </draw:frame>
        <draw:frame draw:style-name="gr1" draw:text-style-name="P2" draw:layer="layout" svg:width="1.983cm" svg:height="2.195cm" svg:x="22.005cm" svg:y="2.036cm">
          <draw:image xlink:href="Pictures/10000200000000210000002B91BC5438.gif" xlink:type="simple" xlink:show="embed" xlink:actuate="onLoad">
            <text:p/>
          </draw:image>
        </draw:frame>
        <draw:frame draw:style-name="gr1" draw:text-style-name="P2" draw:layer="layout" svg:width="2.565cm" svg:height="2.89cm" svg:x="3.012cm" svg:y="1.996cm">
          <draw:image xlink:href="Pictures/100000000000005F0000005F02142A5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waterfallWipe" smil:subtype="horizontalLeft"/>
          </anim:par>
        </anim:par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1" draw:layer="layout" svg:width="14.516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0">
        <draw:frame presentation:style-name="pr3" draw:text-style-name="P1" draw:layer="layout" svg:width="23.056cm" svg:height="3.006cm" svg:x="1.984cm" svg:y="1.494cm" presentation:class="title">
          <draw:text-box>
            <text:p text:style-name="P1">1. OBJETIVOS</text:p>
          </draw:text-box>
        </draw:frame>
        <draw:frame presentation:style-name="pr4" draw:text-style-name="P1" draw:layer="layout" svg:width="23.056cm" svg:height="11.34cm" svg:x="1.984cm" svg:y="5.004cm" presentation:class="subtitl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6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Predeterminado" style:page-layout-name="PM1" draw:style-name="Mdp1">
      <draw:frame presentation:style-name="Predeterminado-title" draw:layer="backgroundobjects" svg:width="23.056cm" svg:height="3.005cm" svg:x="1.984cm" svg:y="1.494cm" presentation:class="title" presentation:placeholder="true">
        <draw:text-box/>
      </draw:frame>
      <draw:frame presentation:style-name="Predeterminado-outline1" draw:layer="backgroundobjects" svg:width="23.056cm" svg:height="11.339cm" svg:x="1.984cm" svg:y="5.004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705cm" svg:height="10.279cm" svg:x="3.647cm" svg:y="2.853cm" presentation:class="page"/>
        <draw:frame presentation:style-name="Predeterminado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4-06-14T18:55:56</meta:creation-date>
    <dc:date>2004-06-14T19:04:34</dc:date>
    <dc:language>es-ES</dc:language>
    <meta:editing-cycles>4</meta:editing-cycles>
    <meta:editing-duration>PT11M0S</meta:editing-duration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